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ElementSaver.startProperty( JMeterProperty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stElementSaver.endTestElement( Test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ElementSaver.simplePropertyValue( JMeterProperty valu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estElementSaver.startTestElement( TestElement 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stElementSaver.TestElementSav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lementSaver.startMap( MapProperty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ElementSaver.setConfigName( DefaultConfiguration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ElementSaver.startCollection( CollectionProperty 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ElementSaver.finishConfi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ElementSaver.endProperty( JMeterProperty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lementSaver.ge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